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400000102667F11A3.png" manifest:media-type="image/png"/>
  <manifest:file-entry manifest:full-path="Pictures/10000000000000DC0000009CE4864E3B.png" manifest:media-type="image/png"/>
  <manifest:file-entry manifest:full-path="Pictures/10000001000004B0000003CA5ABD496A.png" manifest:media-type="image/png"/>
  <manifest:file-entry manifest:full-path="Pictures/100000010000004D000000565B0CA3BF.png" manifest:media-type="image/png"/>
  <manifest:file-entry manifest:full-path="Pictures/10000000000004750000011811A3ED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6pt" style:font-size-asian="6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10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a0cb3" officeooo:paragraph-rsid="002a0cb3" style:language-asian="gl" style:country-asian="ES" style:font-size-complex="12pt"/>
    </style:style>
    <style:style style:name="T1" style:family="text">
      <style:text-properties fo:font-size="6pt" fo:font-style="italic" style:font-size-asian="6pt" style:font-style-asian="italic" style:font-size-complex="6pt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officeooo:rsid="001a7aa0"/>
    </style:style>
    <style:style style:name="T4" style:family="text">
      <style:text-properties officeooo:rsid="002b91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<text:span text:style-name="T3">usca en Internet información sobre estas cuestiones:</text:span></text:p>
      <text:p text:style-name="P9"/>
      <text:list text:style-name="L1">
        <text:list-item>
          <text:p text:style-name="P11">En el código que tienes a tu disposición del juego Pong, hay un bucle infinito de entrenamiento que cuando quieras lo detienes y después puedes poner a jugar al ordenador y comprobar cuántos puntos obtiene. En la función de entrenamiento puedes modificar los cuatro parámetros de entrada para comprobar si mejora o no el juego.</text:p>
        </text:list-item>
        <text:list-item>
          <text:p text:style-name="P11">Tienes otro código, esta vez de un laberinto, cuyo tamaño y número de <text:span text:style-name="T4">obstáculos puedes modificar, como también su tasa de aprendizaje, factor de descuento ante errores, posibilidad de exploración y número de entrenamientos. ¿Has alcanzado algún valor que consideres óptimo o bueno para el programa? ¿qué ocurriría si limitamos drásticamente el número de ‘caminos’ o intento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Table_20_Contents">
      <style:text-properties fo:font-size="6pt" style:font-size-asian="6pt"/>
    </style:style>
    <style:style style:name="M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Table_20_Contents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667F11A3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E4864E3B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5B0CA3BF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11A3ED6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1"><text:s text:c="10"/></text:span><draw:frame draw:style-name="Mfr1" draw:name="Imagen 1" text:anchor-type="as-char" svg:width="1.87cm" svg:height="1.512cm" draw:z-index="4"><draw:image xlink:href="Pictures/10000001000004B0000003CA5ABD496A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8. Aprendizaje por Refuerzo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32</meta:editing-cycles>
    <meta:print-date>2021-11-03T13:31:00</meta:print-date>
    <meta:creation-date>2021-11-03T13:31:00</meta:creation-date>
    <dc:date>2024-04-02T01:22:23.781000000</dc:date>
    <meta:editing-duration>PT2H40M52S</meta:editing-duration>
    <meta:generator>LibreOffice/24.2.0.3$Windows_X86_64 LibreOffice_project/da48488a73ddd66ea24cf16bbc4f7b9c08e9bea1</meta:generator>
    <meta:document-statistic meta:table-count="1" meta:image-count="5" meta:object-count="0" meta:page-count="1" meta:paragraph-count="14" meta:word-count="148" meta:character-count="938" meta:non-whitespace-character-count="791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